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444cm" fo:min-width="2.194cm"/>
    </style:style>
    <style:style style:name="gr2" style:family="graphic" style:parent-style-name="standard">
      <style:graphic-properties draw:stroke="none" svg:stroke-color="#000000" draw:fill="none" draw:fill-color="#ffffff" fo:min-height="0.589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89cm"/>
    </style:style>
    <style:style style:name="gr6" style:family="graphic" style:parent-style-name="standard">
      <style:graphic-properties draw:stroke="none" svg:stroke-color="#000000" draw:fill="none" draw:fill-color="#ffffff" fo:min-height="1.183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stroke="none" draw:fill="none" fo:min-height="0.395cm"/>
    </style:style>
    <style:style style:name="gr9" style:family="graphic" style:parent-style-name="standard">
      <style:graphic-properties draw:stroke="none" draw:fill="none" fo:min-height="0.789cm"/>
    </style:style>
    <style:style style:name="gr10" style:family="graphic" style:parent-style-name="objectwithoutfill">
      <style:graphic-properties draw:marker-end="Rounded_20_large_20_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5pt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9.001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1cm" svg:height="3.81cm" svg:x="2.778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1cm" svg:height="3.81cm" svg:x="14.97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81cm" svg:height="3.81cm" svg:x="9.001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048cm" svg:height="0.839cm" svg:x="9.382cm" svg:y="5.622cm">
          <draw:text-box>
            <text:p text:style-name="P2"><text:span text:style-name="T1">STOPPED</text:span></text:p>
          </draw:text-box>
        </draw:frame>
        <draw:custom-shape draw:style-name="gr1" draw:text-style-name="P1" xml:id="id1" draw:id="id1" draw:layer="layout" svg:width="3.81cm" svg:height="3.81cm" svg:x="9.001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048cm" svg:height="0.839cm" svg:x="15.351cm" svg:y="12.176cm">
          <draw:text-box>
            <text:p text:style-name="P2"><text:span text:style-name="T1">CAPTURE</text:span></text:p>
          </draw:text-box>
        </draw:frame>
        <draw:frame draw:style-name="gr2" draw:text-style-name="P3" draw:layer="layout" svg:width="3.048cm" svg:height="0.839cm" svg:x="3.032cm" svg:y="12.176cm">
          <draw:text-box>
            <text:p text:style-name="P2"><text:span text:style-name="T1">ARMED</text:span></text:p>
          </draw:text-box>
        </draw:frame>
        <draw:frame draw:style-name="gr2" draw:text-style-name="P3" draw:layer="layout" svg:width="3.048cm" svg:height="0.839cm" svg:x="9.397cm" svg:y="18.675cm">
          <draw:text-box>
            <text:p text:style-name="P2"><text:span text:style-name="T1">HOLDOFF</text:span></text:p>
          </draw:text-box>
        </draw:frame>
        <draw:frame draw:style-name="gr3" draw:text-style-name="P4" draw:layer="layout" svg:width="9.398cm" svg:height="1.143cm" svg:x="6.334cm" svg:y="1.508cm">
          <draw:text-box>
            <text:p text:style-name="P2"><text:span text:style-name="T2">Trigger State Machine</text:span></text:p>
          </draw:text-box>
        </draw:frame>
        <draw:connector draw:style-name="gr4" draw:text-style-name="P1" draw:layer="layout" draw:type="curve" svg:x1="9.001cm" svg:y1="6.969cm" svg:x2="4.683cm" svg:y2="11.541cm" draw:start-shape="id1" draw:start-glue-point="6" draw:end-shape="id2" draw:end-glue-point="4" svg:d="M9001 6969c-2879 0-4318 1524-4318 4572" svg:viewBox="0 0 4319 4573">
          <text:p/>
        </draw:connector>
        <draw:connector draw:style-name="gr4" draw:text-style-name="P1" draw:layer="layout" draw:type="curve" svg:x1="16.875cm" svg:y1="15.351cm" svg:x2="12.811cm" svg:y2="19.923cm" draw:start-shape="id3" draw:start-glue-point="8" draw:end-shape="id4" draw:end-glue-point="10" svg:d="M16875 15351c0 3048-1354 4572-4064 4572" svg:viewBox="0 0 4065 4573">
          <text:p/>
        </draw:connector>
        <draw:connector draw:style-name="gr4" draw:text-style-name="P1" draw:layer="layout" draw:type="curve" svg:x1="9.001cm" svg:y1="19.923cm" svg:x2="4.683cm" svg:y2="15.351cm" draw:start-shape="id4" draw:start-glue-point="6" draw:end-shape="id2" draw:end-glue-point="8" svg:d="M9001 19923c-2879 0-4318-1524-4318-4572" svg:viewBox="0 0 4319 4573">
          <text:p/>
        </draw:connector>
        <draw:path draw:style-name="gr4" draw:text-style-name="P1" draw:layer="layout" svg:width="8.635cm" svg:height="0.666cm" svg:x="6.461cm" svg:y="12.144cm" svg:viewBox="0 0 8636 667" svg:d="M0 667c2540-889 6096-889 8636 0">
          <text:p/>
        </draw:path>
        <draw:path draw:style-name="gr4" draw:text-style-name="P1" draw:layer="layout" svg:width="8.635cm" svg:height="0.606cm" svg:x="6.461cm" svg:y="14.208cm" svg:viewBox="0 0 8636 607" svg:d="M0 127c1778 635 6173 685 8636-127">
          <text:p/>
        </draw:path>
        <draw:connector draw:style-name="gr4" draw:text-style-name="P1" draw:layer="layout" draw:type="curve" svg:x1="12.811cm" svg:y1="6.969cm" svg:x2="12.811cm" svg:y2="6.969cm" draw:start-shape="id1" draw:start-glue-point="10" draw:end-shape="id1" draw:end-glue-point="10" svg:d="M12811 6969z" svg:viewBox="0 0 1 1">
          <text:p/>
        </draw:connector>
        <draw:line draw:style-name="gr4" draw:text-style-name="P1" draw:layer="layout" svg:x1="15.732cm" svg:y1="11.922cm" svg:x2="12.176cm" svg:y2="8.366cm">
          <text:p/>
        </draw:line>
        <draw:frame draw:style-name="gr5" draw:text-style-name="P5" draw:layer="layout" svg:width="4.826cm" svg:height="1.039cm" svg:x="3.667cm" svg:y="6.334cm">
          <draw:text-box>
            <text:p><text:span text:style-name="T3">trigger is configured</text:span></text:p>
            <text:p><text:span text:style-name="T3">and Start clicked</text:span></text:p>
          </draw:text-box>
        </draw:frame>
        <draw:frame draw:style-name="gr5" draw:text-style-name="P5" draw:layer="layout" svg:width="4.826cm" svg:height="1.039cm" svg:x="2.778cm" svg:y="19.923cm">
          <draw:text-box>
            <text:p><text:span text:style-name="T3">normal or auto mode</text:span></text:p>
            <text:p><text:span text:style-name="T3">and holdoff timer expired</text:span></text:p>
          </draw:text-box>
        </draw:frame>
        <draw:frame draw:style-name="gr5" draw:text-style-name="P7" draw:layer="layout" svg:width="4.572cm" svg:height="1.039cm" svg:x="14.335cm" svg:y="20.154cm">
          <draw:text-box>
            <text:p text:style-name="P6"><text:span text:style-name="T3">normal or auto mode</text:span></text:p>
            <text:p text:style-name="P6"><text:span text:style-name="T3">and capture is complete</text:span></text:p>
          </draw:text-box>
        </draw:frame>
        <draw:frame draw:style-name="gr5" draw:text-style-name="P8" draw:layer="layout" svg:width="4.826cm" svg:height="1.039cm" svg:x="14.716cm" svg:y="6.311cm">
          <draw:text-box>
            <text:p text:style-name="P6"><text:span text:style-name="T3">trigger is not configured</text:span></text:p>
            <text:p text:style-name="P6"><text:span text:style-name="T3">and Start clicked</text:span></text:p>
          </draw:text-box>
        </draw:frame>
        <draw:frame draw:style-name="gr5" draw:text-style-name="P5" draw:layer="layout" svg:width="3.81cm" svg:height="1.039cm" svg:x="9.004cm" svg:y="10.906cm">
          <draw:text-box>
            <text:p><text:span text:style-name="T3">normal or auto mode</text:span></text:p>
            <text:p><text:span text:style-name="T3">and trigger event</text:span></text:p>
          </draw:text-box>
        </draw:frame>
        <draw:frame draw:style-name="gr5" draw:text-style-name="P5" draw:layer="layout" svg:width="3.683cm" svg:height="1.039cm" svg:x="9.128cm" svg:y="14.97cm">
          <draw:text-box>
            <text:p><text:span text:style-name="T3">auto mode and</text:span></text:p>
            <text:p><text:span text:style-name="T3">auto timer expired</text:span></text:p>
          </draw:text-box>
        </draw:frame>
        <draw:frame draw:style-name="gr5" draw:text-style-name="P9" draw:layer="layout" svg:width="4.826cm" svg:height="1.039cm" svg:x="8.493cm" svg:y="3.009cm">
          <draw:text-box>
            <text:p text:style-name="P2"><text:span text:style-name="T3">Initial state</text:span></text:p>
            <text:p text:style-name="P2"><text:span text:style-name="T3">Stop clicked or any error</text:span></text:p>
          </draw:text-box>
        </draw:frame>
        <draw:line draw:style-name="gr4" draw:text-style-name="P1" draw:layer="layout" svg:x1="10.906cm" svg:y1="4.048cm" svg:x2="10.906cm" svg:y2="5.064cm">
          <text:p/>
        </draw:line>
        <draw:frame draw:style-name="gr6" draw:text-style-name="P5" draw:layer="layout" svg:width="3.429cm" svg:height="1.433cm" svg:x="9.255cm" svg:y="19.76cm">
          <draw:text-box>
            <text:p><text:span text:style-name="T3">start holdoff timer</text:span></text:p>
            <text:p><text:span text:style-name="T3">If auto mode</text:span></text:p>
            <text:p><text:span text:style-name="T3"><text:s text:c="5"/></text:span><text:span text:style-name="T3">start auto timer</text:span></text:p>
          </draw:text-box>
        </draw:frame>
        <draw:frame draw:style-name="gr7" draw:text-style-name="P5" draw:layer="layout" svg:width="3.048cm" svg:height="0.645cm" svg:x="9.509cm" svg:y="6.832cm">
          <draw:text-box>
            <text:p><text:span text:style-name="T3">await click start</text:span></text:p>
          </draw:text-box>
        </draw:frame>
        <draw:frame draw:style-name="gr5" draw:text-style-name="P5" draw:layer="layout" svg:width="2.54cm" svg:height="1.039cm" svg:x="3.413cm" svg:y="13.319cm">
          <draw:text-box>
            <text:p><text:span text:style-name="T3">await trigger</text:span></text:p>
            <text:p><text:span text:style-name="T3">or auto timer</text:span></text:p>
          </draw:text-box>
        </draw:frame>
        <draw:frame draw:style-name="gr5" draw:text-style-name="P5" draw:layer="layout" svg:width="3.429cm" svg:height="1.039cm" svg:x="10.652cm" svg:y="9.232cm">
          <draw:text-box>
            <text:p><text:span text:style-name="T3">ss mode and</text:span></text:p>
            <text:p><text:span text:style-name="T3">capture complete</text:span></text:p>
          </draw:text-box>
        </draw:frame>
        <draw:frame draw:style-name="gr8" draw:text-style-name="P10" draw:layer="layout" svg:width="2.667cm" svg:height="0.645cm" svg:x="15.732cm" svg:y="13.446cm">
          <draw:text-box>
            <text:p><text:span text:style-name="T3">capture data</text:span></text:p>
          </draw:text-box>
        </draw:frame>
        <draw:line draw:style-name="gr4" draw:text-style-name="P1" draw:layer="layout" svg:x1="12.049cm" svg:y1="18.399cm" svg:x2="15.732cm" svg:y2="14.97cm">
          <text:p/>
        </draw:line>
        <draw:frame draw:style-name="gr9" draw:text-style-name="P10" draw:layer="layout" svg:width="3.309cm" svg:height="1.039cm" svg:x="9.883cm" svg:y="16.494cm">
          <draw:text-box>
            <text:p><text:span text:style-name="T3">auto mode and</text:span></text:p>
            <text:p><text:span text:style-name="T3">auto timer expired</text:span></text:p>
          </draw:text-box>
        </draw:frame>
        <draw:path draw:style-name="gr10" draw:text-style-name="P1" draw:layer="layout" svg:width="5.984cm" svg:height="2.241cm" draw:transform="rotate (-0.635997979426734) translate (13.3921011853488cm 6.18196447342478cm)" svg:viewBox="0 0 5985 2242" svg:d="M0 978c2248-1659 4175-1188 5985 126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8:32:57.822000000</meta:creation-date>
    <dc:date>2018-01-28T07:23:15.041000000</dc:date>
    <meta:editing-duration>PT35M57S</meta:editing-duration>
    <meta:editing-cycles>13</meta:editing-cycles>
    <meta:generator>LibreOffice/5.4.4.2$Windows_X86_64 LibreOffice_project/2524958677847fb3bb44820e40380acbe820f960</meta:generator>
    <meta:document-statistic meta:object-count="33"/>
  </office:meta>
</office:document-meta>
</file>